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office:font-face-decls>
  <office:automatic-styles>
    <style:style style:name="P1" style:family="paragraph" style:parent-style-name="Standard">
      <style:text-properties fo:language="sv" fo:country="SE" officeooo:paragraph-rsid="000010d4"/>
    </style:style>
    <style:style style:name="P2" style:family="paragraph" style:parent-style-name="Standard" style:list-style-name="L1">
      <style:text-properties fo:language="sv" fo:country="SE" officeooo:paragraph-rsid="000010d4"/>
    </style:style>
    <style:style style:name="P3" style:family="paragraph" style:parent-style-name="Standard" style:list-style-name="L1">
      <style:text-properties fo:language="sv" fo:country="SE" officeooo:rsid="0001f9b5" officeooo:paragraph-rsid="0001f9b5"/>
    </style:style>
    <style:style style:name="P4" style:family="paragraph" style:parent-style-name="Standard" style:list-style-name="L1">
      <style:text-properties fo:language="sv" fo:country="SE" officeooo:rsid="00002291" officeooo:paragraph-rsid="000010d4"/>
    </style:style>
    <style:style style:name="P5" style:family="paragraph" style:parent-style-name="Standard" style:list-style-name="L1">
      <style:text-properties fo:language="sv" fo:country="SE" officeooo:rsid="0002466d" officeooo:paragraph-rsid="0002466d"/>
    </style:style>
    <style:style style:name="P6" style:family="paragraph" style:parent-style-name="Standard">
      <style:text-properties fo:language="sv" fo:country="SE" officeooo:rsid="00053d79" officeooo:paragraph-rsid="00053d79"/>
    </style:style>
    <style:style style:name="P7" style:family="paragraph" style:parent-style-name="Standard" style:list-style-name="L2">
      <style:text-properties fo:language="sv" fo:country="SE" style:text-underline-style="none" officeooo:rsid="00053d79" officeooo:paragraph-rsid="00053d79"/>
    </style:style>
    <style:style style:name="P8" style:family="paragraph" style:parent-style-name="Standard" style:list-style-name="L2">
      <style:text-properties fo:language="sv" fo:country="SE" style:text-underline-style="none" officeooo:rsid="0006a844" officeooo:paragraph-rsid="0006a844"/>
    </style:style>
    <style:style style:name="T1" style:family="text">
      <style:text-properties officeooo:rsid="000368d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sbuild:</text:p>
      <text:list text:style-name="L1">
        <text:list-item>
          <text:p text:style-name="P2">Targets: </text:p>
          <text:list>
            <text:list-item>
              <text:p text:style-name="P2">kanske möjligt att bygga vissa sektioner, såsom referenser och dependencies, och skippa bygga allt annat om det redan är up-to-date.</text:p>
              <text:list>
                <text:list-item>
                  <text:p text:style-name="P2">In more advanced scenarios, targets can be used to describe relationships among one another and perform dependency analysis so that whole sections of the build process can be skipped if that target is up-to-date.</text:p>
                </text:list-item>
              </text:list>
            </text:list-item>
          </text:list>
        </text:list-item>
        <text:list-item>
          <text:p text:style-name="P2">Build tool: If you're developing a build tool, you might want to invoke MSBuild programmatically from a .NET application. By using the MSBuild API, you can control all aspect of a complex build system.</text:p>
        </text:list-item>
        <text:list-item>
          <text:p text:style-name="P2">Compilation:</text:p>
          <text:list>
            <text:list-item>
              <text:p text:style-name="P2">To confuse matters slightly, you can elect to pre-compile the portions of your application that use the ASP.NET runtime compilation system before deployment, so that the compilation doesn’t take place at runtime. This is achieved using the ASP.NET Compilation Tool, aspnet_compiler.exe</text:p>
            </text:list-item>
          </text:list>
        </text:list-item>
        <text:list-item>
          <text:p text:style-name="P3">Misc:</text:p>
          <text:list>
            <text:list-item>
              <text:p text:style-name="P4">Jag behöver en filesystemwatcher som lyssnar på fil ändringar.</text:p>
            </text:list-item>
            <text:list-item>
              <text:p text:style-name="P4">Jag behöver kunna använda precompile och incremental build.</text:p>
            </text:list-item>
            <text:list-item>
              <text:p text:style-name="P4">När jag kör appen ska den fungera som hot reload vid sparade ändringar.</text:p>
              <text:list>
                <text:list-item>
                  <text:p text:style-name="P4">Filesystemwatcher ska lyssna när man sparar filen och då ska runtime compiler ladda om den filen.</text:p>
                </text:list-item>
                <text:list-item>
                  <text:p text:style-name="P4">Om appen måste startas om så ska man bygga om så snabbt som möjligt.</text:p>
                  <text:list>
                    <text:list-item>
                      <text:p text:style-name="P4">Här kan precompile och incremental build komma till användning.</text:p>
                    </text:list-item>
                  </text:list>
                </text:list-item>
              </text:list>
            </text:list-item>
          </text:list>
        </text:list-item>
        <text:list-item>
          <text:p text:style-name="P3">Frameworks:</text:p>
          <text:list>
            <text:list-item>
              <text:p text:style-name="P5">Bästa vore att låta användaren specificera följande <text:span text:style-name="T1">när han kör programmet </text:span>för att kunna bygga för <text:span text:style-name="T1">detta </text:span>framework istället för att bygga för olika frameworks, vilket innebär olika binaries</text:p>
              <text:list>
                <text:list-item>
                  <text:p text:style-name="P5">framework</text:p>
                </text:list-item>
                <text:list-item>
                  <text:p text:style-name="P5">build path</text:p>
                </text:list-item>
              </text:list>
            </text:list-item>
          </text:list>
        </text:list-item>
      </text:list>
      <text:p text:style-name="P6">Project:</text:p>
      <text:list text:style-name="L2">
        <text:list-item>
          <text:p text:style-name="P7">Console menu:</text:p>
          <text:list>
            <text:list-item>
              <text:p text:style-name="P7">För att underlätta behöver jag en hjälpkonsolmeny som kan presentera eller validera input flera gånger på en gång istället för att skapa en massa if satser.</text:p>
            </text:list-item>
            <text:list-item>
              <text:p text:style-name="P8">När användaren ej valt CL arguments, så ska en main menu presenteras.</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1T08:04:45.119000000</meta:creation-date>
    <dc:date>2024-07-26T20:09:22.070000000</dc:date>
    <meta:editing-duration>P2DT8H5M38S</meta:editing-duration>
    <meta:editing-cycles>5</meta:editing-cycles>
    <meta:generator>LibreOffice/24.2.4.2$Windows_X86_64 LibreOffice_project/51a6219feb6075d9a4c46691dcfe0cd9c4fff3c2</meta:generator>
    <meta:document-statistic meta:table-count="0" meta:image-count="0" meta:object-count="0" meta:page-count="1" meta:paragraph-count="22" meta:word-count="296" meta:character-count="1769" meta:non-whitespace-character-count="1514"/>
  </office:meta>
</office:document-meta>
</file>